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text-properties fo:color="#000000" style:font-name="Times New Roman" fo:font-size="12pt" fo:font-style="normal" style:text-underline-style="none" fo:font-weight="normal" officeooo:rsid="000e4a0c" officeooo:paragraph-rsid="000e4a0c" style:font-size-asian="12pt" style:font-style-asian="normal" style:font-weight-asian="normal" style:font-size-complex="12pt" style:font-style-complex="normal" style:font-weight-complex="normal"/>
    </style:style>
    <style:style style:name="P4" style:family="paragraph" style:parent-style-name="Preformatted_20_Text">
      <style:text-properties fo:color="#000000" style:font-name="Times New Roman" fo:font-size="12pt" fo:font-style="normal" style:text-underline-style="none" fo:font-weight="normal" officeooo:rsid="000e4a0c" officeooo:paragraph-rsid="000e4a0c" style:font-size-asian="12pt" style:font-style-asian="normal" style:font-weight-asian="normal" style:font-size-complex="12pt" style:font-style-complex="normal" style:font-weight-complex="normal"/>
    </style:style>
    <style:style style:name="P5" style:family="paragraph" style:parent-style-name="Preformatted_20_Text" style:list-style-name="L7">
      <style:text-properties officeooo:paragraph-rsid="000c945f"/>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6">
      <style:text-properties officeooo:rsid="0009565e" officeooo:paragraph-rsid="0009565e"/>
    </style:style>
    <style:style style:name="P13" style:family="paragraph" style:parent-style-name="Text_20_body" style:list-style-name="L6">
      <style:text-properties officeooo:rsid="000b5329" officeooo:paragraph-rsid="000b5329"/>
    </style:style>
    <style:style style:name="P14" style:family="paragraph" style:parent-style-name="Text_20_body" style:list-style-name="L7">
      <style:text-properties officeooo:rsid="000b5329" officeooo:paragraph-rsid="000b5329"/>
    </style:style>
    <style:style style:name="P15" style:family="paragraph" style:parent-style-name="Text_20_body" style:list-style-name="L7"/>
    <style:style style:name="P16" style:family="paragraph" style:parent-style-name="Text_20_body" style:list-style-name="L7">
      <style:text-properties officeooo:paragraph-rsid="000c945f"/>
    </style:style>
    <style:style style:name="P17" style:family="paragraph" style:parent-style-name="Text_20_body" style:list-style-name="L7">
      <style:text-properties officeooo:rsid="000c945f" officeooo:paragraph-rsid="000c945f"/>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8">
      <style:paragraph-properties fo:margin-top="0cm" fo:margin-bottom="0cm" loext:contextual-spacing="false"/>
    </style:style>
    <style:style style:name="T1"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font-name="Times New Roman" fo:font-size="12pt" fo:font-style="normal" style:text-underline-style="none" fo:font-weight="normal" officeooo:rsid="000802d7" style:font-size-asian="12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text:span text:style-name="T1">[2 puntos] Ejercicio A1. Programación de tareas </text:span></text:span><text:span text:style-name="Strong_20_Emphasis"><text:span text:style-name="T2">(</text:span></text:span><text:span text:style-name="Strong_20_Emphasis"><text:span text:style-name="T1">GNU/Linux)</text:span></text:span></text:h>
      <text:p text:style-name="P2">Imagina que tienes un script al que debes programar la ejecución. Los datos de este script son:</text:p>
      <text:list xml:id="list3999792214" text:style-name="L1">
        <text:list-item>
          <text:p text:style-name="P6">Se llama mostrar_datos.sh y está en tu home.</text:p>
        </text:list-item>
        <text:list-item>
          <text:p text:style-name="P6">El script acepta dos parámetros y simplemente imprime en pantalla esos dos argumentos indicados, añadiendo además la fecha y hora actual y la carga del sistema.</text:p>
        </text:list-item>
        <text:list-item>
          <text:p text:style-name="P6">Debes guardar la salida y errores que pueda generar el script (AÑADIENDO si hubiera ya datos previos).</text:p>
        </text:list-item>
      </text:list>
      <text:p text:style-name="P2">Usando comandos, ¿cómo harías para que ese script se ejecutara en los siguientes periodos? (en los argumentos del script indica el nombre de cada componente del grupo o tu nombre y apellidos si es una entrega individual).</text:p>
      <text:list xml:id="list509372861" text:style-name="L2">
        <text:list-item>
          <text:p text:style-name="P7">Hoy a medianoche.</text:p>
        </text:list-item>
        <text:list-item>
          <text:p text:style-name="P7">Todos los días a las 12:45.</text:p>
        </text:list-item>
        <text:list-item>
          <text:p text:style-name="P7">La próxima semana a las 20:50.</text:p>
        </text:list-item>
        <text:list-item>
          <text:p text:style-name="P7">Cada 20 minutos de 20:00 a 22:00 durante los tres primeros días de cada mes.</text:p>
        </text:list-item>
        <text:list-item>
          <text:p text:style-name="P7">A las y cuarto de todas las horas pares de los lunes, miércoles y viernes de febrero a abril.</text:p>
        </text:list-item>
        <text:list-item>
          <text:p text:style-name="P7">Dentro de 12 horas.</text:p>
        </text:list-item>
        <text:list-item>
          <text:p text:style-name="P7">Dentro de un mes y 3 días.</text:p>
        </text:list-item>
        <text:list-item>
          <text:p text:style-name="P7">A mediodía cada 15 días.</text:p>
        </text:list-item>
        <text:list-item>
          <text:p text:style-name="P7">Cuando la máquina esté con carga baja.</text:p>
        </text:list-item>
        <text:list-item>
          <text:p text:style-name="P7">Al reiniciar el equipo (comprobar si es posible y si no, indicar por qué).</text:p>
        </text:list-item>
      </text:list>
      <text:p text:style-name="P2">Para finalizar, indica qué comandos usarías para listar todas las tareas puntuales y periódicas que has creado. Luego borra/comenta toda estas tareas creadas en este ejercicio de forma que NO se lleguen a ejecutar y comprueba que efectivamente ya no están estas tareas (haz una captura para mostrar que así es).</text:p>
      <text:p text:style-name="P2"/>
      <text:h text:style-name="Heading_20_4" text:outline-level="4"><text:span text:style-name="Strong_20_Emphasis"><text:span text:style-name="T1">[1 punto] Ejercicio A2. Programación de tareas (MS Windows)</text:span></text:span></text:h>
      <text:p text:style-name="P2">Imagina que tienes un script al que debes programar la ejecución. Los datos de este script son:</text:p>
      <text:list xml:id="list3492714089" text:style-name="L3">
        <text:list-item>
          <text:p text:style-name="P8">Se llama mostrar_datos.cmd y está en tu directorio personal, dentro de la carpeta Documentos.</text:p>
        </text:list-item>
        <text:list-item>
          <text:p text:style-name="P8">El script acepta dos parámetros y simplemente imprime en pantalla esos dos argumentos indicados, añadiendo además la fecha y hora actual.</text:p>
        </text:list-item>
        <text:list-item>
          <text:p text:style-name="P8">Debes guardar la salida y errores que pueda generar el script (AÑADIENDO si hubiera ya datos previos).</text:p>
        </text:list-item>
      </text:list>
      <text:p text:style-name="P2"><text:soft-page-break/>Usando comandos, ¿cómo harías para que ese script se ejecutara en los siguientes periodos? (en los argumentos del script indica el nombre de cada componente del grupo o tu nombre y apellidos si es una entrega individual).</text:p>
      <text:list xml:id="list2839154323" text:style-name="L4">
        <text:list-item>
          <text:p text:style-name="P9">Hoy a medianoche.</text:p>
        </text:list-item>
        <text:list-item>
          <text:p text:style-name="P9">Semanalmente a mediodía.</text:p>
        </text:list-item>
        <text:list-item>
          <text:p text:style-name="P9">El primer día de cada mes a las 14:00.</text:p>
        </text:list-item>
        <text:list-item>
          <text:p text:style-name="P9">Cuando la máquina tenga carga baja.</text:p>
        </text:list-item>
        <text:list-item>
          <text:p text:style-name="P9">Al reiniciar.</text:p>
        </text:list-item>
      </text:list>
      <text:p text:style-name="P2">Para finalizar, indica qué comandos usarías para listar todas las tareas que has creado. Luego borra/comenta toda estas tareas creadas en este ejercicio de forma que NO se lleguen a ejecutar y comprueba que efectivamente ya no están estas tareas (haz una captura para mostrar que así es).</text:p>
      <text:h text:style-name="Heading_20_4" text:outline-level="4"/>
      <text:h text:style-name="Heading_20_4" text:outline-level="4"><text:span text:style-name="Strong_20_Emphasis"><text:span text:style-name="T1">[2 puntos] Ejercicio B1. Usuarios y grupos (GNU/Linux)</text:span></text:span></text:h>
      <text:p text:style-name="P2">Haz un script de bash que acepte dos parámetros:</text:p>
      <text:list xml:id="list732118069" text:style-name="L5">
        <text:list-item>
          <text:p text:style-name="P10">Si el usuario NO indica DOS parámetros, se le mostrará un menú con las siguientes opciones (todas las opciones se pueden hacer con un solo comando):</text:p>
        </text:list-item>
      </text:list>
      <text:list xml:id="list3154191198" text:style-name="L6">
        <text:list-item>
          <text:p text:style-name="P11">Mostrar todos los grupos al que pertenece el usuario actual (sólo nombre)</text:p>
          <text:p text:style-name="P12">groups usuario</text:p>
          <text:p text:style-name="P12">id usuario</text:p>
        </text:list-item>
        <text:list-item>
          <text:p text:style-name="P11">Mostrar todos los grupos al que pertenece el usuario actual (nombre e ID)</text:p>
          <text:p text:style-name="P12">id -Gn usuario</text:p>
        </text:list-item>
        <text:list-item>
          <text:p text:style-name="P11">Mostrar los usuarios conectados actualmente</text:p>
          <text:p text:style-name="P13">w</text:p>
          <text:p text:style-name="P13">who</text:p>
          <text:p text:style-name="P13">finger</text:p>
        </text:list-item>
        <text:list-item>
          <text:p text:style-name="P11">Mostrar los usuarios que se han conectado al sistema recientemente</text:p>
          <text:p text:style-name="P13">last</text:p>
        </text:list-item>
      </text:list>
      <text:p text:style-name="P2">Si el usuario INDICA DOS PARÁMETROS, el primero será el usuario y el segundo el grupo:</text:p>
      <text:list xml:id="list2822892773" text:style-name="L7">
        <text:list-item>
          <text:p text:style-name="P15">Si el usuario EXISTE, mostraremos la información del usuario y luego el siguiente menú (todos las opciones se pueden hacer con un único comando):</text:p>
          <text:list>
            <text:list-item>
              <text:p text:style-name="P15">Bloquear la cuenta del usuario.</text:p>
              <text:p text:style-name="P14">Sudo passwd -lock usuario</text:p>
            </text:list-item>
            <text:list-item>
              <text:p text:style-name="P15">Desbloquear la cuenta del usuario.</text:p>
              <text:p text:style-name="P14"><text:soft-page-break/>Sudo passwd -u usuario</text:p>
            </text:list-item>
            <text:list-item>
              <text:p text:style-name="P16">Cambiar la shell de arranque del usuario a /bin/false</text:p>
              <text:p text:style-name="P16"># grep tecmint /etc/passwd</text:p>
              <text:p text:style-name="P16"><text:span text:style-name="Strong_20_Emphasis"># usermod --shell /bin/bash tecmint</text:span></text:p>
              <text:p text:style-name="P16"># grep tecmint /etc/passwd</text:p>
            </text:list-item>
            <text:list-item>
              <text:p text:style-name="P15">Cambiar la shell de arranque del usuario a /bin/bash</text:p>
              <text:p text:style-name="P16"># grep tecmint /etc/passwd</text:p>
              <text:p text:style-name="P16"><text:span text:style-name="Strong_20_Emphasis"># usermod --shell /bin/bash tecmint</text:span></text:p>
              <text:p text:style-name="P16"># grep tecmint /etc/passwd</text:p>
            </text:list-item>
            <text:list-item>
              <text:p text:style-name="P15">Hacer que la contraseña de este usuario caduque a los 45 días y que tras cada cambio de contraseña no pueda volver a cambiarla en 3 días.</text:p>
            </text:list-item>
            <text:list-item>
              <text:p text:style-name="P15">Añadir al usuario al grupo secundario indicado (segundo parámetro).</text:p>
              <text:p text:style-name="P17">groupadd nombre (crearlo)</text:p>
              <text:p text:style-name="P17">usermod -a -G grupo usuario</text:p>
              <text:p text:style-name="P17">usermod -g nombre usuario</text:p>
            </text:list-item>
            <text:list-item>
              <text:p text:style-name="P15">Eliminar el usuario.</text:p>
              <text:p text:style-name="P17">Sudo userdel -r nombre (borra usuario y sus datos)</text:p>
            </text:list-item>
          </text:list>
        </text:list-item>
        <text:list-item>
          <text:p text:style-name="P16">Si el usuario NO EXISTE, crearemos el usuario indicado (primer parámetro) y le asignaremos como grupo principal el grupo indicado (segundo parámetro, crear el grupo si no existía previamente). </text:p>
          <text:p text:style-name="P17">Comprobar si el grupo existe sino crear grupo</text:p>
          <text:p text:style-name="P17">sudo addgroup nombre</text:p>
          <text:p text:style-name="P17">sudo adduser nombreusuario nombregrupo</text:p>
          <text:p text:style-name="P16">El usuario debe crearse con el home por defecto (debemos asegurar que el directorio se crea) y con /bin/bash como shell por defecto. Luego asigna una contraseña al usuario.</text:p>
          <text:p text:style-name="P5">sudo useradd -m -g Usuarios -G gestion - s /bin/bash usuario</text:p>
        </text:list-item>
      </text:list>
      <text:p text:style-name="Text_20_body">Explicación:</text:p>
      <text:list xml:id="list2338355466" text:style-name="L8">
        <text:list-item>
          <text:p text:style-name="P22">-m: Crear automáticamente la carpeta del usuario el la carpeta /Home/&lt;NombreUsuario&gt; </text:p>
        </text:list-item>
        <text:list-item>
          <text:p text:style-name="P22">-g: grupo principal al que sera agregado </text:p>
        </text:list-item>
        <text:list-item>
          <text:p text:style-name="P22">-G: Grupos secundarios al que pertenecerá. </text:p>
        </text:list-item>
        <text:list-item>
          <text:p text:style-name="P22">-s: Shell que utilizara por defecto el usuario. </text:p>
        </text:list-item>
        <text:list-item>
          <text:p text:style-name="P18">usuario: Nombre del usuario. </text:p>
        </text:list-item>
      </text:list>
      <text:p text:style-name="P3">Para que ponga contraseña </text:p>
      <text:p text:style-name="P4">sudo passwd usuario</text:p>
      <text:p text:style-name="P3"/>
      <text:h text:style-name="Heading_20_4" text:outline-level="4"><text:soft-page-break/><text:span text:style-name="Strong_20_Emphasis"><text:span text:style-name="T1">[1 punto] Ejercicio B2. Usuarios y grupos (MS Windows)</text:span></text:span></text:h>
      <text:p text:style-name="P2">En tu máquina virtual de MS Windows y usando comandos:</text:p>
      <text:list xml:id="list4175352923" text:style-name="L9">
        <text:list-item>
          <text:p text:style-name="P19">Muestra los usuarios locales del sistema y luego los grupos locales.</text:p>
        </text:list-item>
        <text:list-item>
          <text:p text:style-name="P19">Crea un usuario con las iniciales de tu nombre y tu primer apellido y muestra los datos de este nuevo usuario creado, indicando a qué grupo(s) pertenece.</text:p>
        </text:list-item>
        <text:list-item>
          <text:p text:style-name="P19">Cambia las restricciones del sistema para que todos los usuarios deban tener una contraseña de al menos 8 caracteres y asígnale una contraseña al nuevo usuario.</text:p>
        </text:list-item>
        <text:list-item>
          <text:p text:style-name="P19">Si se trata de un usuario "normal", conviértelo en administrador (si ya era administrador, conviértelo a usuario "normal").</text:p>
        </text:list-item>
        <text:list-item>
          <text:p text:style-name="P19">Crea el grupo local "desarrollo" y añade el nuevo usuario a ese grupo. Luego muestra todos los componentes del grupo "desarrollo".</text:p>
        </text:list-item>
        <text:list-item>
          <text:p text:style-name="P19">Desactiva al usuario</text:p>
        </text:list-item>
        <text:list-item>
          <text:p text:style-name="P19">Elimina el usuario creado y el grupo "desarrollo".</text:p>
        </text:list-item>
      </text:list>
      <text:p text:style-name="P2"/>
      <text:h text:style-name="Heading_20_4" text:outline-level="4"><text:span text:style-name="Strong_20_Emphasis"><text:span text:style-name="T1">[2.5 puntos] Ejercicio C. Configuración en MS Windows (usar interfaz gráfica, NO comandos):</text:span></text:span></text:h>
      <text:list xml:id="list2619168045" text:style-name="L10">
        <text:list-item>
          <text:p text:style-name="P20">Muestra el estado de la seguridad y si hay alguna alerta (antivirus, firewall, etc.)</text:p>
        </text:list-item>
        <text:list-item>
          <text:p text:style-name="P20">Indica todos los usuarios conectados a la máquina</text:p>
        </text:list-item>
        <text:list-item>
          <text:p text:style-name="P20">Muestra qué aplicaciones se cargan al inicio, y cuáles están habilitadas y cuáles deshabilitadas</text:p>
        </text:list-item>
        <text:list-item>
          <text:p text:style-name="P20">Indica que la pantalla se apague a los 10 minutos de inactividad, pero que el equipo NUNCA se apague o suspenda. Si se pulsa el botón de apagar de la torre, sólo se apaga la pantalla.</text:p>
        </text:list-item>
        <text:list-item>
          <text:p text:style-name="P20">Estable una política para NO PERMITIR que se ejecute MSPaint (buscar previamente dónde está instalado el MSPaint)</text:p>
        </text:list-item>
        <text:list-item>
          <text:p text:style-name="P20">Establece políticas para desactivar TODA la ubicación y sensores. ¿Qué elementos puedes desactivar?</text:p>
        </text:list-item>
        <text:list-item>
          <text:p text:style-name="P20">Muestra los dispositivos del sistema. Para la tarjeta de red, muestra los controladores. Elimina este dispositivo del sistema y comprueba que vuelve a aparecer después de reiniciar el equipo</text:p>
        </text:list-item>
        <text:list-item>
          <text:p text:style-name="P20">Establece una política para que NO se pueda instalar software desde cualquier medio extraíble</text:p>
        </text:list-item>
        <text:list-item>
          <text:p text:style-name="P20">¿Qué es el Bitlocker y para que se utiliza? Ventajas y desventajas</text:p>
        </text:list-item>
        <text:list-item>
          <text:p text:style-name="P20">Al ver las propiedades de una unidad de disco en el Explorador de Archivos, se muestra una pestaña llamada Hardware. Establece una política de grupo para evitar que esta pestaña se muestre</text:p>
        </text:list-item>
        <text:list-item>
          <text:p text:style-name="P20">Ordena por tamaño el software instalado</text:p>
        </text:list-item>
        <text:list-item>
          <text:p text:style-name="P20"><text:soft-page-break/>Muestra los procesos que están en ejecución y su consumo de CPU, memoria, disco y red (ordena por uso de disco, de mayor a menor).</text:p>
        </text:list-item>
        <text:list-item>
          <text:p text:style-name="P20">Cambia las opciones de la carpeta Documentos para que muestre los ficheros ocultos y las extensiones de los archivos</text:p>
        </text:list-item>
        <text:list-item>
          <text:p text:style-name="P20">Comprueba si tienes activo los puntos de restauración del sistema en la partición principal del sistema (C:). Si no es así, actívalo. Lista todos los puntos de restauración actuales, y crea uno para el estado actual.</text:p>
        </text:list-item>
        <text:list-item>
          <text:p text:style-name="P20">Crear una tarea para que el defragmentador se ejecute todos los segundos miércoles de cada mes y que se inicie sólo si la red está disponible.</text:p>
        </text:list-item>
        <text:list-item>
          <text:p text:style-name="P20">Muestra si ha habido errores críticos en el sistema, y cuáles han sido.</text:p>
        </text:list-item>
        <text:list-item>
          <text:p text:style-name="P20">Crea una copia de seguridad semanal de tus documentos. ¿Puedes indicar las opciones vistas en clase (copia total, incremental y/o diferencial? ¿qué significa cada opción? </text:p>
        </text:list-item>
        <text:list-item>
          <text:p text:style-name="P20">Muestra todos los discos y particiones del sistema.</text:p>
        </text:list-item>
      </text:list>
      <text:h text:style-name="Heading_20_4" text:outline-level="4"><text:span text:style-name="Strong_20_Emphasis"><text:span text:style-name="T1"/></text:span></text:h>
      <text:h text:style-name="Heading_20_4" text:outline-level="4"><text:span text:style-name="Strong_20_Emphasis"><text:span text:style-name="T1">[1.5 puntos] Ejercicio D. Discos (usar interfaz gráfica, NO comandos):</text:span></text:span></text:h>
      <text:p text:style-name="P2">Crea dos discos SATA virtuales (vdi, tamaño dinámico) de 120 MB cada uno y añádelos en la máquina virtual de clase. A partir de estos discos añadidos:</text:p>
      <text:list xml:id="list3482415476" text:style-name="L11">
        <text:list-item>
          <text:p text:style-name="P21"><text:span text:style-name="T1">En MS Windows, ¿ves alguno de estos discos? ¿Puedes acceder a ellos? ¿Por qué? Usa el </text:span><text:span text:style-name="Strong_20_Emphasis"><text:span text:style-name="T1">administrador de discos </text:span></text:span><text:span text:style-name="T1">asigna </text:span><text:span text:style-name="Strong_20_Emphasis"><text:span text:style-name="T1">GPT </text:span></text:span><text:span text:style-name="T1">al </text:span><text:span text:style-name="Strong_20_Emphasis"><text:span text:style-name="T1">primer disco </text:span></text:span><text:span text:style-name="T1">y crea </text:span><text:span text:style-name="Strong_20_Emphasis"><text:span text:style-name="T1">dos particiones</text:span></text:span><text:span text:style-name="T1">, la primera partición con NTFS y tamaño approx. de 80MB y la segunda FAT32 con el resto. ¿Puedes acceder ahora al disco?</text:span></text:p>
        </text:list-item>
        <text:list-item>
          <text:p text:style-name="P21"><text:span text:style-name="T1">En GNU/Linux, ¿ves alguno de estos discos? ¿Puedes acceder a ellos? ¿Por qué? Us</text:span><text:span text:style-name="T2">a </text:span><text:span text:style-name="Strong_20_Emphasis"><text:span text:style-name="T1">gparted </text:span></text:span><text:span text:style-name="T1">para asignar </text:span><text:span text:style-name="Strong_20_Emphasis"><text:span text:style-name="T1">GPT </text:span></text:span><text:span text:style-name="T1">al </text:span><text:span text:style-name="Strong_20_Emphasis"><text:span text:style-name="T1">segundo disc</text:span></text:span><text:span text:style-name="T1">o y </text:span><text:span text:style-name="Strong_20_Emphasis"><text:span text:style-name="T1">crea dos particiones</text:span></text:span><text:span text:style-name="T1">, la primera partición con ext4 y tamaño approx. de 80MB y la segunda FAT32 con el resto.</text:span></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3:29:36.626000000</meta:creation-date>
    <dc:date>2022-05-10T16:05:34.226408295</dc:date>
    <meta:editing-duration>PT8M13S</meta:editing-duration>
    <meta:editing-cycles>2</meta:editing-cycles>
    <meta:generator>LibreOffice/6.4.7.2$Linux_X86_64 LibreOffice_project/40$Build-2</meta:generator>
    <meta:document-statistic meta:table-count="0" meta:image-count="0" meta:object-count="0" meta:page-count="5" meta:paragraph-count="110" meta:word-count="1535" meta:character-count="8778" meta:non-whitespace-character-count="7438"/>
  </office:meta>
</office:document-meta>
</file>